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62.0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Ga" table:style-name="ta1">
        <table:shapes>
          <draw:frame draw:z-index="0" draw:style-name="gr1" draw:text-style-name="P1" svg:width="221.97mm" svg:height="138.66mm" svg:x="212.07mm" svg:y="28.15mm">
            <loext:p draw:notify-on-update-of-ranges="BestGa.A1:BestGa.A2 BestGa.A3:BestGa.A58 BestGa.B1:BestGa.B2 BestGa.B3:BestGa.B58 BestGa.C1:BestGa.C2 BestGa.C3:BestGa.C58 BestGa.D1:BestGa.D2 BestGa.D3:BestGa.D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1.97mm" svg:height="138.66mm" svg:x="212.07mm" svg:y="28.15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1.97mm" svg:height="138.66mm" svg:x="212.07mm" svg:y="28.15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6.8mm" svg:height="152.2mm" svg:x="191.2mm" svg:y="324.05mm">
            <loext:p draw:notify-on-update-of-ranges="BestGa.A59:BestGa.A59 BestGa.A60:BestGa.A115 BestGa.B59:BestGa.B59 BestGa.B60:BestGa.B115 BestGa.C59:BestGa.C59 BestGa.C60:BestGa.C115 BestGa.D59:BestGa.D59 BestGa.D60:BestGa.D1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pulation Size</text:p>
          </table:table-cell>
          <table:table-cell office:value-type="string" calcext:value-type="string">
            <text:p>Top N to ma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<text:s/>Number of Generation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84" calcext:value-type="float">
            <text:p>4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43" calcext:value-type="float">
            <text:p>4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28" calcext:value-type="float">
            <text:p>4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29" calcext:value-type="float">
            <text:p>4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18" calcext:value-type="float">
            <text:p>4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70" calcext:value-type="float">
            <text:p>4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94" calcext:value-type="float">
            <text:p>4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82" calcext:value-type="float">
            <text:p>48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56" calcext:value-type="float">
            <text:p>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42" calcext:value-type="float">
            <text:p>4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16" calcext:value-type="float">
            <text:p>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33" calcext:value-type="float">
            <text:p>4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29" calcext:value-type="float">
            <text:p>4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33" calcext:value-type="float">
            <text:p>4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27" calcext:value-type="float">
            <text:p>4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82" calcext:value-type="float">
            <text:p>4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48" calcext:value-type="float">
            <text:p>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33" calcext:value-type="float">
            <text:p>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39" calcext:value-type="float">
            <text:p>4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24" calcext:value-type="float">
            <text:p>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49" calcext:value-type="float">
            <text:p>4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34" calcext:value-type="float">
            <text:p>4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28" calcext:value-type="float">
            <text:p>4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31" calcext:value-type="float">
            <text:p>4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19" calcext:value-type="float">
            <text:p>4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17" calcext:value-type="float">
            <text:p>4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27" calcext:value-type="float">
            <text:p>4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11" calcext:value-type="float">
            <text:p>4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69" calcext:value-type="float">
            <text:p>4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48" calcext:value-type="float">
            <text:p>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522" calcext:value-type="float">
            <text:p>5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52" calcext:value-type="float">
            <text:p>4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31" calcext:value-type="float">
            <text:p>4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17" calcext:value-type="float">
            <text:p>4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19" calcext:value-type="float">
            <text:p>4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15" calcext:value-type="float">
            <text:p>4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14" calcext:value-type="float">
            <text:p>4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32" calcext:value-type="float">
            <text:p>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27" calcext:value-type="float">
            <text:p>4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26" calcext:value-type="float">
            <text:p>4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04" calcext:value-type="float">
            <text:p>4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21" calcext:value-type="float">
            <text:p>42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16" calcext:value-type="float">
            <text:p>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19" calcext:value-type="float">
            <text:p>4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20" calcext:value-type="float">
            <text:p>4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opulation Size</text:p>
          </table:table-cell>
          <table:table-cell office:value-type="string" calcext:value-type="string">
            <text:p>Top N to ma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<text:s/>Number of Generation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04" calcext:value-type="float">
            <text:p>4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11" calcext:value-type="float">
            <text:p>4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14" calcext:value-type="float">
            <text:p>4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15" calcext:value-type="float">
            <text:p>4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16" calcext:value-type="float">
            <text:p>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16" calcext:value-type="float">
            <text:p>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17" calcext:value-type="float">
            <text:p>4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17" calcext:value-type="float">
            <text:p>4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18" calcext:value-type="float">
            <text:p>4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19" calcext:value-type="float">
            <text:p>4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19" calcext:value-type="float">
            <text:p>4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19" calcext:value-type="float">
            <text:p>4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office:value-type="float" office:value="420" calcext:value-type="float">
            <text:p>4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21" calcext:value-type="float">
            <text:p>42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24" calcext:value-type="float">
            <text:p>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26" calcext:value-type="float">
            <text:p>4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27" calcext:value-type="float">
            <text:p>4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427" calcext:value-type="float">
            <text:p>4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office:value-type="float" office:value="427" calcext:value-type="float">
            <text:p>4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28" calcext:value-type="float">
            <text:p>4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28" calcext:value-type="float">
            <text:p>4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29" calcext:value-type="float">
            <text:p>4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29" calcext:value-type="float">
            <text:p>4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31" calcext:value-type="float">
            <text:p>4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431" calcext:value-type="float">
            <text:p>4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432" calcext:value-type="float">
            <text:p>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33" calcext:value-type="float">
            <text:p>4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33" calcext:value-type="float">
            <text:p>4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33" calcext:value-type="float">
            <text:p>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float" office:value="434" calcext:value-type="float">
            <text:p>4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39" calcext:value-type="float">
            <text:p>4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442" calcext:value-type="float">
            <text:p>4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43" calcext:value-type="float">
            <text:p>4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48" calcext:value-type="float">
            <text:p>4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48" calcext:value-type="float">
            <text:p>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449" calcext:value-type="float">
            <text:p>4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52" calcext:value-type="float">
            <text:p>4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56" calcext:value-type="float">
            <text:p>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69" calcext:value-type="float">
            <text:p>4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70" calcext:value-type="float">
            <text:p>4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82" calcext:value-type="float">
            <text:p>48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82" calcext:value-type="float">
            <text:p>4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84" calcext:value-type="float">
            <text:p>4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94" calcext:value-type="float">
            <text:p>4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522" calcext:value-type="float">
            <text:p>5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  <table:database-ranges>
        <table:database-range table:name="__Anonymous_Sheet_DB__0" table:target-range-address="BestGa.A60:BestGa.D11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3T10:18:47.027544099</dc:date>
    <dc:creator>Joe </dc:creator>
    <meta:editing-duration>PT16M49S</meta:editing-duration>
    <meta:editing-cycles>2</meta:editing-cycles>
    <meta:generator>LibreOffice/5.0.5.2$Linux_X86_64 LibreOffice_project/00m0$Build-2</meta:generator>
    <meta:document-statistic meta:table-count="1" meta:cell-count="4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98cm" svg:height="13.867cm" xlink:href=".." xlink:type="simple" chart:class="chart:line" chart:style-name="ch1">
        <chart:legend svg:x="0.632cm" svg:y="0.136cm" style:legend-expansion="custom" chartooo:width="7.194cm" chartooo:height="3.22cm" style:legend-expansion-aspect-ratio="2.23416149068323" chart:style-name="ch2"/>
        <chart:plot-area chart:style-name="ch3" table:cell-range-address="BestGa.A1:BestGa.D58" chart:data-source-has-labels="row" svg:x="0.443cm" svg:y="0.277cm" svg:width="21.312cm" svg:height="13.313cm">
          <chartooo:coordinate-region svg:x="1.435cm" svg:y="0.476cm" svg:width="20.32cm" svg:height="12.9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estGa.A3:BestGa.A58" chart:label-cell-address="BestGa.A1:BestGa.A2" chart:class="chart:line">
            <chart:data-point chart:repeated="56"/>
          </chart:series>
          <chart:series chart:style-name="ch8" chart:values-cell-range-address="BestGa.B3:BestGa.B58" chart:label-cell-address="BestGa.B1:BestGa.B2" chart:class="chart:line">
            <chart:data-point chart:repeated="56"/>
          </chart:series>
          <chart:series chart:style-name="ch9" chart:values-cell-range-address="BestGa.C3:BestGa.C58" chart:label-cell-address="BestGa.C1:BestGa.C2" chart:class="chart:line">
            <chart:data-point chart:repeated="56"/>
          </chart:series>
          <chart:series chart:style-name="ch10" chart:values-cell-range-address="BestGa.D3:BestGa.D58" chart:label-cell-address="BestGa.D1:BestGa.D2" chart:class="chart:line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 Size</text:p>
                <text:list>
                  <text:list-item>
                    <text:p/>
                  </text:list-item>
                  <text:list-item>
                    <text:p>Population Size</text:p>
                  </text:list-item>
                </text:list>
                <draw:g>
                  <svg:desc>BestGa.A1:BestGa.A2</svg:desc>
                </draw:g>
              </table:table-cell>
              <table:table-cell office:value-type="string">
                <text:p>Top N to mate</text:p>
                <text:list>
                  <text:list-item>
                    <text:p/>
                  </text:list-item>
                  <text:list-item>
                    <text:p>Top N to mate</text:p>
                  </text:list-item>
                </text:list>
                <draw:g>
                  <svg:desc>BestGa.B1:BestGa.B2</svg:desc>
                </draw:g>
              </table:table-cell>
              <table:table-cell office:value-type="string">
                <text:p>Energy</text:p>
                <text:list>
                  <text:list-item>
                    <text:p/>
                  </text:list-item>
                  <text:list-item>
                    <text:p>Energy</text:p>
                  </text:list-item>
                </text:list>
                <draw:g>
                  <svg:desc>BestGa.C1:BestGa.C2</svg:desc>
                </draw:g>
              </table:table-cell>
              <table:table-cell office:value-type="string">
                <text:p> Number of Generations</text:p>
                <text:list>
                  <text:list-item>
                    <text:p/>
                  </text:list-item>
                  <text:list-item>
                    <text:p> Number of Generations</text:p>
                  </text:list-item>
                </text:list>
                <draw:g>
                  <svg:desc>BestGa.D1:BestGa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BestGa.A3:BestGa.A58</svg:desc>
                </draw:g>
              </table:table-cell>
              <table:table-cell office:value-type="float" office:value="50">
                <text:p>50</text:p>
                <draw:g>
                  <svg:desc>BestGa.B3:BestGa.B58</svg:desc>
                </draw:g>
              </table:table-cell>
              <table:table-cell office:value-type="float" office:value="484">
                <text:p>484</text:p>
                <draw:g>
                  <svg:desc>BestGa.C3:BestGa.C58</svg:desc>
                </draw:g>
              </table:table-cell>
              <table:table-cell office:value-type="float" office:value="60">
                <text:p>60</text:p>
                <draw:g>
                  <svg:desc>BestGa.D3:BestGa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4">
                <text:p>4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73">
                <text:p>4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4">
                <text:p>4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43">
                <text:p>4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8">
                <text:p>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9">
                <text:p>4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18">
                <text:p>4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94">
                <text:p>4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82">
                <text:p>4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56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25">
                <text:p>4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42">
                <text:p>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16">
                <text:p>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33">
                <text:p>4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9">
                <text:p>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33">
                <text:p>4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5">
                <text:p>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7">
                <text:p>4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71">
                <text:p>4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82">
                <text:p>4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552">
                <text:p>5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48">
                <text:p>4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33">
                <text:p>4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39">
                <text:p>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24">
                <text:p>4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49">
                <text:p>4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34">
                <text:p>4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31">
                <text:p>4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19">
                <text:p>4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17">
                <text:p>4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27">
                <text:p>4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25">
                <text:p>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11">
                <text:p>4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69">
                <text:p>4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48">
                <text:p>4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522">
                <text:p>5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52">
                <text:p>4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31">
                <text:p>4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7">
                <text:p>4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9">
                <text:p>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5">
                <text:p>4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14">
                <text:p>4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20">
                <text:p>4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32">
                <text:p>4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7">
                <text:p>4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6">
                <text:p>4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04">
                <text:p>4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1">
                <text:p>4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6">
                <text:p>4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0">
                <text:p>4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9">
                <text:p>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20">
                <text:p>42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98cm" svg:height="13.867cm" xlink:href="." xlink:type="simple" chart:class="chart:line" chart:style-name="ch1">
        <chart:legend svg:x="0.632cm" svg:y="0.136cm" style:legend-expansion="custom" chartooo:width="7.194cm" chartooo:height="3.22cm" style:legend-expansion-aspect-ratio="2.23416149068323" chart:style-name="ch2"/>
        <chart:plot-area chart:style-name="ch3" chart:data-source-has-labels="both" svg:x="0.443cm" svg:y="0.277cm" svg:width="21.312cm" svg:height="13.313cm">
          <chartooo:coordinate-region svg:x="1.435cm" svg:y="0.476cm" svg:width="20.32cm" svg:height="12.915cm"/>
          <chart:axis chart:dimension="x" chart:name="primary-x" chart:style-name="ch4" chartooo:axis-type="text">
            <chart:categories table:cell-range-address="local-table.$A$2:.$A$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7" chart:label-cell-address="local-table.$B$1" chart:class="chart:line">
            <chart:data-point chart:repeated="56"/>
          </chart:series>
          <chart:series chart:style-name="ch8" chart:values-cell-range-address="local-table.$C$2:.$C$57" chart:label-cell-address="local-table.$C$1" chart:class="chart:line">
            <chart:data-point chart:repeated="56"/>
          </chart:series>
          <chart:series chart:style-name="ch9" chart:values-cell-range-address="local-table.$D$2:.$D$57" chart:label-cell-address="local-table.$D$1" chart:class="chart:line">
            <chart:data-point chart:repeated="56"/>
          </chart:series>
          <chart:series chart:style-name="ch10" chart:values-cell-range-address="local-table.$E$2:.$E$57" chart:label-cell-address="local-table.$E$1" chart:class="chart:line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 Size</text:p>
                <text:list>
                  <text:list-item>
                    <text:p/>
                  </text:list-item>
                  <text:list-item>
                    <text:p>Population Size</text:p>
                  </text:list-item>
                </text:list>
              </table:table-cell>
              <table:table-cell office:value-type="string">
                <text:p>Top N to mate</text:p>
                <text:list>
                  <text:list-item>
                    <text:p/>
                  </text:list-item>
                  <text:list-item>
                    <text:p>Top N to mate</text:p>
                  </text:list-item>
                </text:list>
              </table:table-cell>
              <table:table-cell office:value-type="string">
                <text:p>Energy</text:p>
                <text:list>
                  <text:list-item>
                    <text:p/>
                  </text:list-item>
                  <text:list-item>
                    <text:p>Energy</text:p>
                  </text:list-item>
                </text:list>
              </table:table-cell>
              <table:table-cell office:value-type="string">
                <text:p> Number of Generations</text:p>
                <text:list>
                  <text:list-item>
                    <text:p/>
                  </text:list-item>
                  <text:list-item>
                    <text:p> Number of Generations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84">
                <text:p>4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4">
                <text:p>4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73">
                <text:p>4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4">
                <text:p>4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43">
                <text:p>4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8">
                <text:p>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9">
                <text:p>4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18">
                <text:p>4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94">
                <text:p>4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82">
                <text:p>4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56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25">
                <text:p>4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42">
                <text:p>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16">
                <text:p>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33">
                <text:p>4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9">
                <text:p>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33">
                <text:p>4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5">
                <text:p>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7">
                <text:p>4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71">
                <text:p>4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82">
                <text:p>4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552">
                <text:p>5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48">
                <text:p>4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33">
                <text:p>4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39">
                <text:p>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24">
                <text:p>4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49">
                <text:p>4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34">
                <text:p>4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31">
                <text:p>4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19">
                <text:p>4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17">
                <text:p>4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27">
                <text:p>4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25">
                <text:p>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11">
                <text:p>4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69">
                <text:p>4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48">
                <text:p>4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522">
                <text:p>5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52">
                <text:p>4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31">
                <text:p>4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7">
                <text:p>4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9">
                <text:p>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5">
                <text:p>4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14">
                <text:p>4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20">
                <text:p>4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32">
                <text:p>4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7">
                <text:p>4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6">
                <text:p>4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04">
                <text:p>4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1">
                <text:p>4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6">
                <text:p>4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0">
                <text:p>4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9">
                <text:p>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20">
                <text:p>42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98cm" svg:height="13.867cm" xlink:href="." xlink:type="simple" chart:class="chart:line" chart:style-name="ch1">
        <chart:legend svg:x="0.632cm" svg:y="0.136cm" style:legend-expansion="custom" chartooo:width="7.194cm" chartooo:height="3.22cm" style:legend-expansion-aspect-ratio="2.23416149068323" chart:style-name="ch2"/>
        <chart:plot-area chart:style-name="ch3" chart:data-source-has-labels="both" svg:x="0.443cm" svg:y="0.277cm" svg:width="21.312cm" svg:height="13.313cm">
          <chartooo:coordinate-region svg:x="1.435cm" svg:y="0.476cm" svg:width="20.32cm" svg:height="12.915cm"/>
          <chart:axis chart:dimension="x" chart:name="primary-x" chart:style-name="ch4" chartooo:axis-type="text">
            <chart:categories table:cell-range-address="local-table.$A$2:.$A$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7" chart:label-cell-address="local-table.$B$1" chart:class="chart:line">
            <chart:data-point chart:repeated="56"/>
          </chart:series>
          <chart:series chart:style-name="ch8" chart:values-cell-range-address="local-table.$C$2:.$C$57" chart:label-cell-address="local-table.$C$1" chart:class="chart:line">
            <chart:data-point chart:repeated="56"/>
          </chart:series>
          <chart:series chart:style-name="ch9" chart:values-cell-range-address="local-table.$D$2:.$D$57" chart:label-cell-address="local-table.$D$1" chart:class="chart:line">
            <chart:data-point chart:repeated="56"/>
          </chart:series>
          <chart:series chart:style-name="ch10" chart:values-cell-range-address="local-table.$E$2:.$E$57" chart:label-cell-address="local-table.$E$1" chart:class="chart:line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 Size</text:p>
                <text:list>
                  <text:list-item>
                    <text:p/>
                  </text:list-item>
                  <text:list-item>
                    <text:p>Population Size</text:p>
                  </text:list-item>
                </text:list>
              </table:table-cell>
              <table:table-cell office:value-type="string">
                <text:p>Top N to mate</text:p>
                <text:list>
                  <text:list-item>
                    <text:p/>
                  </text:list-item>
                  <text:list-item>
                    <text:p>Top N to mate</text:p>
                  </text:list-item>
                </text:list>
              </table:table-cell>
              <table:table-cell office:value-type="string">
                <text:p>Energy</text:p>
                <text:list>
                  <text:list-item>
                    <text:p/>
                  </text:list-item>
                  <text:list-item>
                    <text:p>Energy</text:p>
                  </text:list-item>
                </text:list>
              </table:table-cell>
              <table:table-cell office:value-type="string">
                <text:p> Number of Generations</text:p>
                <text:list>
                  <text:list-item>
                    <text:p/>
                  </text:list-item>
                  <text:list-item>
                    <text:p> Number of Generations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84">
                <text:p>4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4">
                <text:p>4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73">
                <text:p>4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4">
                <text:p>4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43">
                <text:p>4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8">
                <text:p>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9">
                <text:p>4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18">
                <text:p>4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94">
                <text:p>4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82">
                <text:p>4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56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25">
                <text:p>4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42">
                <text:p>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16">
                <text:p>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33">
                <text:p>4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9">
                <text:p>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33">
                <text:p>4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5">
                <text:p>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7">
                <text:p>4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71">
                <text:p>4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82">
                <text:p>4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552">
                <text:p>5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48">
                <text:p>4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33">
                <text:p>4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39">
                <text:p>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24">
                <text:p>4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49">
                <text:p>4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34">
                <text:p>4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31">
                <text:p>4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19">
                <text:p>4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17">
                <text:p>4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27">
                <text:p>4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25">
                <text:p>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11">
                <text:p>4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69">
                <text:p>4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48">
                <text:p>4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522">
                <text:p>5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52">
                <text:p>4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31">
                <text:p>4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7">
                <text:p>4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9">
                <text:p>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5">
                <text:p>4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14">
                <text:p>4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20">
                <text:p>4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32">
                <text:p>4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7">
                <text:p>4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6">
                <text:p>4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04">
                <text:p>4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1">
                <text:p>4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6">
                <text:p>4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0">
                <text:p>4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9">
                <text:p>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20">
                <text:p>42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5.221cm" xlink:href=".." xlink:type="simple" chart:class="chart:line" chart:style-name="ch1">
        <chart:legend svg:x="2.524cm" svg:y="0.889cm" style:legend-expansion="custom" chartooo:width="4.785cm" chartooo:height="2.092cm" style:legend-expansion-aspect-ratio="2.28728489483748" chart:style-name="ch2"/>
        <chart:plot-area chart:style-name="ch3" table:cell-range-address="BestGa.A59:BestGa.D115" chart:data-source-has-labels="row" svg:x="0.473cm" svg:y="0.304cm" svg:width="22.735cm" svg:height="14.613cm">
          <chartooo:coordinate-region svg:x="1.465cm" svg:y="0.503cm" svg:width="21.743cm" svg:height="14.2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estGa.A60:BestGa.A115" chart:label-cell-address="BestGa.A59:BestGa.A59" chart:class="chart:line">
            <chart:data-point chart:repeated="56"/>
          </chart:series>
          <chart:series chart:style-name="ch8" chart:values-cell-range-address="BestGa.B60:BestGa.B115" chart:label-cell-address="BestGa.B59:BestGa.B59" chart:class="chart:line">
            <chart:data-point chart:repeated="56"/>
          </chart:series>
          <chart:series chart:style-name="ch9" chart:values-cell-range-address="BestGa.C60:BestGa.C115" chart:label-cell-address="BestGa.C59:BestGa.C59" chart:class="chart:line">
            <chart:data-point chart:repeated="56"/>
          </chart:series>
          <chart:series chart:style-name="ch10" chart:values-cell-range-address="BestGa.D60:BestGa.D115" chart:label-cell-address="BestGa.D59:BestGa.D59" chart:class="chart:line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 Size</text:p>
                <draw:g>
                  <svg:desc>BestGa.A59:BestGa.A59</svg:desc>
                </draw:g>
              </table:table-cell>
              <table:table-cell office:value-type="string">
                <text:p>Top N to mate</text:p>
                <draw:g>
                  <svg:desc>BestGa.B59:BestGa.B59</svg:desc>
                </draw:g>
              </table:table-cell>
              <table:table-cell office:value-type="string">
                <text:p>Energy</text:p>
                <draw:g>
                  <svg:desc>BestGa.C59:BestGa.C59</svg:desc>
                </draw:g>
              </table:table-cell>
              <table:table-cell office:value-type="string">
                <text:p> Number of Generations</text:p>
                <draw:g>
                  <svg:desc>BestGa.D59:BestGa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BestGa.A60:BestGa.A115</svg:desc>
                </draw:g>
              </table:table-cell>
              <table:table-cell office:value-type="float" office:value="650">
                <text:p>650</text:p>
                <draw:g>
                  <svg:desc>BestGa.B60:BestGa.B115</svg:desc>
                </draw:g>
              </table:table-cell>
              <table:table-cell office:value-type="float" office:value="404">
                <text:p>404</text:p>
                <draw:g>
                  <svg:desc>BestGa.C60:BestGa.C115</svg:desc>
                </draw:g>
              </table:table-cell>
              <table:table-cell office:value-type="float" office:value="120">
                <text:p>120</text:p>
                <draw:g>
                  <svg:desc>BestGa.D60:BestGa.D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0">
                <text:p>4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11">
                <text:p>4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14">
                <text:p>4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5">
                <text:p>4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16">
                <text:p>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6">
                <text:p>4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17">
                <text:p>4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7">
                <text:p>4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18">
                <text:p>4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19">
                <text:p>4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19">
                <text:p>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19">
                <text:p>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20">
                <text:p>4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420">
                <text:p>4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1">
                <text:p>4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24">
                <text:p>4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25">
                <text:p>4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5">
                <text:p>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25">
                <text:p>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6">
                <text:p>4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7">
                <text:p>4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  <table:table-cell office:value-type="float" office:value="650">
                <text:p>650</text:p>
              </table:table-cell>
              <table:table-cell office:value-type="float" office:value="427">
                <text:p>4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650">
                <text:p>650</text:p>
              </table:table-cell>
              <table:table-cell office:value-type="float" office:value="427">
                <text:p>4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8">
                <text:p>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28">
                <text:p>4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29">
                <text:p>4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29">
                <text:p>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31">
                <text:p>4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431">
                <text:p>4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432">
                <text:p>4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33">
                <text:p>4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33">
                <text:p>4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33">
                <text:p>4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434">
                <text:p>4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39">
                <text:p>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442">
                <text:p>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443">
                <text:p>4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48">
                <text:p>4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48">
                <text:p>4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449">
                <text:p>4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52">
                <text:p>4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56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4">
                <text:p>4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64">
                <text:p>4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469">
                <text:p>4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71">
                <text:p>4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73">
                <text:p>4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82">
                <text:p>4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482">
                <text:p>4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484">
                <text:p>4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494">
                <text:p>4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522">
                <text:p>5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552">
                <text:p>552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